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1.879cm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1.279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6.795cm"/>
        </style:tab-stops>
      </style:paragraph-properties>
    </style:style>
    <style:style style:name="P9" style:family="paragraph" style:parent-style-name="Normal">
      <style:paragraph-properties fo:margin-left="0.635cm" fo:margin-right="0cm" fo:text-indent="-0.635cm" style:auto-text-indent="false">
        <style:tab-stops>
          <style:tab-stop style:position="0.644cm"/>
        </style:tab-stops>
      </style:paragraph-properties>
    </style:style>
    <style:style style:name="P10" style:family="paragraph" style:parent-style-name="Heading_20_1" style:master-page-name="MP0">
      <style:paragraph-properties style:page-number="auto"/>
    </style:style>
    <style:style style:name="P11" style:family="paragraph" style:parent-style-name="Normal">
      <style:paragraph-properties>
        <style:tab-stops>
          <style:tab-stop style:position="1.282cm"/>
        </style:tab-stops>
      </style:paragraph-properties>
      <style:text-properties officeooo:paragraph-rsid="000faaad"/>
    </style:style>
    <style:style style:name="P12" style:family="paragraph" style:parent-style-name="Normal">
      <style:paragraph-properties fo:margin-left="0cm" fo:margin-right="0cm" fo:text-indent="0.635cm" style:auto-text-indent="false"/>
    </style:style>
    <style:style style:name="P13" style:family="paragraph" style:parent-style-name="Normal">
      <style:paragraph-properties fo:margin-left="0cm" fo:margin-right="0cm" fo:text-indent="0.635cm" style:auto-text-indent="false"/>
      <style:text-properties fo:language="el" fo:country="GR" officeooo:rsid="000faaad" officeooo:paragraph-rsid="000faaad"/>
    </style:style>
    <style:style style:name="P1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1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  <style:text-properties officeooo:rsid="000faaad" officeooo:paragraph-rsid="000faaad"/>
    </style:style>
    <style:style style:name="P16" style:family="paragraph" style:parent-style-name="Normal">
      <style:text-properties officeooo:paragraph-rsid="0011973a"/>
    </style:style>
    <style:style style:name="P17" style:family="paragraph" style:parent-style-name="Normal">
      <style:paragraph-properties fo:break-before="page"/>
      <style:text-properties officeooo:rsid="0011973a" officeooo:paragraph-rsid="0011973a"/>
    </style:style>
    <style:style style:name="T1" style:family="text">
      <style:text-properties officeooo:rsid="000faaad"/>
    </style:style>
    <style:style style:name="T2" style:family="text">
      <style:text-properties officeooo:rsid="0011973a"/>
    </style:style>
    <style:style style:name="T3" style:family="text">
      <style:text-properties fo:font-variant="normal" fo:text-transform="none" fo:color="#2a1f0d" loext:opacity="100%" style:text-line-through-style="none" style:text-line-through-type="none" style:font-name="Arial" fo:font-size="7pt" fo:font-style="normal" style:text-underline-style="none" fo:font-weight="bold" style:font-size-asian="7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-start text:name="bookmark0"/>ΓΑΛΗΝΟ ΥΠΕΡΙ ΑΝΤΕΜΒΑΛΛΟΜΕ-<text:line-break/>ΝΩΝ ΒΙΒΛΙΟΝ. <text:bookmark-end text:name="bookmark0"/>*)</text:h>
      <text:p text:style-name="P1">Ἐπειδὴ περὶ τῶν ἀντεμβαλλομένων λόγον ἐνεστήσαντο<text:line-break/>μὲν καὶ οἱ περὶ τον Διοσκουρίδην, οὐχ ἥκιστα δὲ καὶ οἱ<text:line-break/>περὶ τὸν Φιλιστιώνά τε καὶ Εὐρυφῶντα, φέρε δὴ καὶ ἡμεῖς<text:line-break/>ὀλίγα περὶ τοοτων εἴπωμεν. ἀντεμβαλλόμενα καλοῦμεν τὰ<text:line-break/>ἀντὶ τῶν αλλων ἐμβαλλομενα φάρμακα. χρήσιμος γὰρ ἔσται<text:line-break/>ὁ περὶ τούτων λογος τοῖς μαλιστα τῶν ἔργων φροντίσασι<text:line-break/>καὶ τοῖς βεβαίους καὶ οὐκ εὐκαταφρονήτους ποιουμένοις τὰς<text:line-break/>θεραπείας τῶν παθῶν. πολλοὶ γὰρ τῶν ἰατρῶν ἀποροῦντες</text:p>
      <text:p text:style-name="P3">πολλάκις τῶν ἐπιτηδείων τοῖς θεραπευομένοις ἀλλόκοτά τινα<text:line-break/>καὶ μὴ τὸν αὐτον λογον σωζοντα τῆς δυνάμεως τῶν ἐπιτη.<text:line-break/>δείων ἐμβάλλουσι φάρμακα. καὶ τό γε δέον αὐτοῖς , ἵνα μὴ<text:line-break/>τοιούτοις περιπίπτωσιν ατοποις , τὴν περὶ τῆς τῶν ἁπλῶν<text:line-break/>φαρμακων δυνάμεως ἐπισκέπτεσθαι πραγματείαν. εἰ δὲ μη<text:line-break/>ταύτην ἐκμανθάνουσι μηδὲ τοῖς προκειμένοις προσέχουσι τὸν<text:line-break/>νοῦν, δικαίως σφάλλονται περὶ τὰς θεραπείας. σοὶ δ᾽, ω<text:line-break/>Διογενιανὲ , τῷ τῆς ἀληθείας ἐρῶντι καὶ τὰς δυνάμεις τῶν<text:line-break/>φαρμάκων ἐκμανθάνειν βουλομένῳ ὀλίγα διαλεξάμενος ἄρ-<text:line-break/>ξομαι τῶν προτεθέντων. ἔσται δέ μοι ὁ λόγος πρὸς σὲ<text:line-break/>ἀληθὴς, ἀναμνησθέντι τοῦ ποτέ μοι συμβάντος ἐν Ἀλεξαν-<text:line-break/>δρεία. εὐθέως παραγενομένου ἐκεῖσε γύναιόν μοι προσῆλθε<text:line-break/>μέλλον ἀποθνήσκειν, ἔχον διάθεσιν ἰσχυραν, ης τὴν διήγη-<text:line-break/>σιν οὐ πρόκειται νῦν εἰπεῖν. καὶ ζητοῦντός μου λυχνίδα,<text:line-break/>ἵνα τὸ δέον αὐτῇ προσάξω φαρμακον, εἰ μη εὐθέως εὖροι<text:line-break/>ἀκανθίου σπερμα , ἔμελλεν ἀπόλλυσθαι παραχρῆμα τὸ γυ-<text:line-break/>ναιον. ὡς δ᾽ εὑρέθη τὸ ἀνάλογον τῇ λυχνίδι, εὐθέως ἐχρη-<text:line-break/>σἀμην αὐτῶ καὶ συνῆλθεν εἰς ταὐτό. τῇ δὲ ἐξῆς ὴμέρφ</text:p>
      <text:p text:style-name="P3">παραγενόμενοί τινες τῶν θεωμένων αὐτὴν προτέρων ἰατρῶν<text:line-break/>ἠξίουν ἀκοῦσαι τὸ δέον φάρμακον. εὐθέως οὖν ἀκούσαντες<text:line-break/>παρεκάλεσαν γραφῆναι αὐτοῖς τὸν περὶ τῶν ἀντεμβαλλομέ-<text:line-break/>νων λόγον. ἀρξώμεθα οὖν τῶν προκειμένων ἐν τοῦ προει-<text:line-break/>ρημένου εἴδους τὴν ἀρχὴν τοῦ λόγου ποιησάμενοι. εἰ δὲ καὶ<text:line-break/>κατὰ στοιχεῖον, ὥς τινες ἐθέλουσι, τοῦτο ποιήσωμεν.</text:p>
      <text:p text:style-name="P11">[966]<text:tab/></text:p>
      <text:p text:style-name="P11">Α.</text:p>
      <text:p text:style-name="Normal">Ἀντὶ ἀκανθίου σπέρματος , λυχνίδος. σπέρμα.</text:p>
      <text:p text:style-name="Normal">ἀντὶ ἀεροτόνου, ὀρίγανον.</text:p>
      <text:p text:style-name="Normal">ἀντὶ ἀγαλλὁχου, κενταύριον.</text:p>
      <text:p text:style-name="Normal">ἀντὶ ἀγαρικοῦ, ἐπίθυμον ἢ εὐφόρβιον.</text:p>
      <text:p text:style-name="Normal">ἀντὶ ἀγρίας σταφίδος, φοίνικες Συριακοί.</text:p>
      <text:p text:style-name="Normal">ἀντὶ ἀγχούσης , ὑάκινθος.</text:p>
      <text:p text:style-name="Normal">ἀντὶ ἀειζώου, φύλλα ἢ χυλὸς θρίδακος.</text:p>
      <text:p text:style-name="Normal">ἀντὶ αίγείρου ἀκρεμόνων, σάμψυχον.</text:p>
      <text:p text:style-name="Normal">ἀντὶ ἀκακίας, σχίνου χύλισμα.</text:p>
      <text:p text:style-name="Normal">ἀντὶ ἀκάνθης, ἀκάνθου κεράτια.</text:p>
      <text:p text:style-name="P3">ἀντὶ ἀκάνθου κερατίων, ἀνάνθη.</text:p>
      <text:p text:style-name="Normal">ἀντὶ ἀκονίτου, ἴριδος ἀγρίας ἡ ῥίζα.</text:p>
      <text:p text:style-name="Normal">ἀντὶ ἀκόρου, ἀσάρου ῥίζα.</text:p>
      <text:p text:style-name="Normal">ἀντὶ ἀκτέας , γλαύκιον ἢ κόπρος ὄιός.</text:p>
      <text:p text:style-name="Normal">ἀντὶ ἀκτῆς βοτάνης, ἄκανθα ἢ ἀκάνθου κεράτια.</text:p>
      <text:p text:style-name="Normal">ἀντὶ άλικακάβου, δορυκνίου ἢ στύχνου σπέρμα.</text:p>
      <text:p text:style-name="Normal">ἀντὶ άλος αμμωνιακοῦ, ἅλας Καππαδοκικόν.</text:p>
      <text:p text:style-name="Normal">ἀντὶ ἁλὸς Καππαδσκικοῦ, ἅλας ὰμμωνιακόν.</text:p>
      <text:p text:style-name="Normal">ἀντὶ άλὸς ἄνθους, σανδαράχη.</text:p>
      <text:p text:style-name="Normal">ἀντὶ ἀλόης, κόπρος ἴβεως.</text:p>
      <text:p text:style-name="P4">ἀντὶ ἀλόης Ἰνδικῆς, ἀλόης χλωρᾶς φύλλα, γλαύκιον, λύκιον<text:line-break/>ἢ κενταύριον.</text:p>
      <text:p text:style-name="Normal">ἀντὶ ἀλώπεκος στέατος , στέαρ ἄρκειον.</text:p>
      <text:p text:style-name="Normal">ἀντὶ ἄμεως , ἄνισον.</text:p>
      <text:p text:style-name="Normal">ἀντὶ ἀμιάντου, ἀῷροσέλινον.</text:p>
      <text:p text:style-name="Normal">ἀντὶ ἀμύλου, γύρις ξηρά.</text:p>
      <text:p text:style-name="Normal">ἀντὶ ἀμυγδάλων πικρῶν, ἀψίνθιον.</text:p>
      <text:p text:style-name="Normal">ἀντὶ ἀμμωνιακοῦ θυμιάματος, πρόπολις.</text:p>
      <text:p text:style-name="P3">ἀντὶ ἀμώμου, ἄκορος.</text:p>
      <text:p text:style-name="Normal">ἀντὶ ἀνύτου, δαῦκος.</text:p>
      <text:p text:style-name="Normal">ἀντὶ ἀράκου, σησαμον.</text:p>
      <text:p text:style-name="Normal">ἀντὶ ἀργεμώνης, σερίφιον.</text:p>
      <text:p text:style-name="Normal">ἀντὶ ἀριστολοχίας , κληματὶς ξηρά.</text:p>
      <text:p text:style-name="Normal">ἀντὶ ἀριστολοχίας στρογγύλης, ἀριστολοχία μακρά.</text:p>
      <text:p text:style-name="Normal">ἀντὶ ἀρκευθίδων, κυπερος.</text:p>
      <text:p text:style-name="Normal">ἀντὶ ἅρμαλα, καρδάμωμον Βαβυλώνιον.</text:p>
      <text:p text:style-name="Normal">ἀντὶ Ἀρμενίου, μέλαν Ἰνδικόν.</text:p>
      <text:p text:style-name="Normal">ἀντὶ ἀρσενικοῦ, σανδαράχη.</text:p>
      <text:p text:style-name="Normal">ἀντὶ ἀρωματικῆς, κάλαμος ἀρωματικὸς.</text:p>
      <text:p text:style-name="Normal">ἀντὶ ἀσάρου, ζιγγίβερ.</text:p>
      <text:p text:style-name="Normal">ἀντὶ ἀσβέστου, ἡ εἰς τὰ βάφια ἄκανθα.</text:p>
      <text:p text:style-name="Normal">ἀντὶ ἀσβέστου ὅ λέγεται τίτανος, ἀδαρκης.</text:p>
      <text:p text:style-name="P4">ἀντὶ Ἀσίου λίθου, λίθος γαγάτης ἢ ἅλες ἀιιμωνιακοὶ ἢ<text:line-break/>σανδαράχη.</text:p>
      <text:p text:style-name="Normal">ἀντὶ ἀσπαλάθου, ἐρέτης καρπὸς ἢ ἄγνου σπέρμα.</text:p>
      <text:p text:style-name="P2">ἀντὶ ἀσφάλτου, πίσσα ὑγρὰ βρυττία ἢ γῆ ἀμπελῖτις.<text:line-break/>ἀντὶ ἀσφοδέλου ῥίζης, σεύτλου χυλός.</text:p>
      <text:p text:style-name="P1">ἀντὶ ἀψινθίου, ἀκρότονον.</text:p>
      <text:p text:style-name="Normal">Β.</text:p>
      <text:p text:style-name="P1">Ἀντὶ βαλαυστίου, ὑποκιστὶς ἢ σκυτίνη ῥόα.</text:p>
      <text:p text:style-name="P1">ἀντὶ βαλσάμου, λευκοῦ ἰοῦ ῥίζα.</text:p>
      <text:p text:style-name="P6">[967]<text:tab/>ἀντὶ βαλσάμου ὀποῦ, στακτὴ σμύρνης.</text:p>
      <text:p text:style-name="P1">ανιὶ βδελλίου, σφάγνος ἀρωματικός.</text:p>
      <text:p text:style-name="P1">ἀντὶ βήσασα, σπέρμα πηγάνου ἀγρίου ἢ ἡμέρου.</text:p>
      <text:p text:style-name="P1">ἀντὶ βουπρήστεως, σίλφαι βδέουσαι ἢ βδέλλα.</text:p>
      <text:p text:style-name="P1">ἀντὶ βουτύρου, γάλακτος βοείου ἐπίπαγος.</text:p>
      <text:p text:style-name="P1">ἀντὶ βρυωνίας , ἀσάρου ῥίζ΄ι.</text:p>
      <text:p text:style-name="P1">ἀντὶ βρυττίφς πίσσης, ἠ κοινὴ ἑψέσθω μετ᾽ ὄξους.</text:p>
      <text:p text:style-name="P13">Γ.</text:p>
      <text:p text:style-name="P1">Ἀντὶ γεντιανῆς, πίνιον ἢ πετροσελίνου ῥίζα.</text:p>
      <text:p text:style-name="P5">ἀντὶ γεντιανῆς ῥίζης , σελίνου ἀρωματικοῦ ῥίζα , ὐπαρχει δι<text:line-break/>τὸ πετροσέλινον ἢ ῥαίδον, ἔστι δὲ τὸ ἐλεε΄ιον.</text:p>
      <text:p text:style-name="Normal">ἀντὶ γῆς ἁπαλῆς η ἀμπελίτιδος , μολυβδαίνα.</text:p>
      <text:p text:style-name="Normal">ἀντὶ γῆς ἀστέρος, γῆ κιμωλία.</text:p>
      <text:p text:style-name="Normal">ἀντὶ γῆς Ἐρετριάδος, τίτανος Θηβαικός.</text:p>
      <text:p text:style-name="Normal">ἀντὶ γῆς Κρητικῆς, γῆ ἐρετριάς.</text:p>
      <text:p text:style-name="Normal">ἀντὶ γῆς Μεγάρας, ἀλόης ἄχνη.</text:p>
      <text:p text:style-name="Normal">ἀντὶ γῆς Σαμίας , λευκογράφις Αἰγυπτία.</text:p>
      <text:p text:style-name="Normal">ἀντὶ γλήχωνος , ὕσσωπον.</text:p>
      <text:p text:style-name="P4">ἀντὶ γλυκυρρίζης χυλοῦ, συκαμίνου χυλὸς ἢ γλυκοκαλάμου<text:line-break/>χυλός.</text:p>
      <text:p text:style-name="Normal">ἀντὶ γογγυλίδος , ἠλιοτροπίου βοτάνης καρπός.</text:p>
      <text:p text:style-name="Normal">ἀντὶ γυπὸς κόπρου, περιστερᾶς κόπρος.</text:p>
      <text:p text:style-name="Normal">Δ.</text:p>
      <text:p text:style-name="Normal">Ἀντὶ δαμασσωνίου, καρπήσιον ἢ καλαμίνθη ἢ ἠρύγγιον.<text:line-break/>ἀντὶ δαύκου σπέρματος, σίου σπέρμα.</text:p>
      <text:p text:style-name="Normal">ἀντὶ δαφνίδων, ἕρπυλλον ξηρόν.</text:p>
      <text:p text:style-name="P3">ἀντὶ δικτάμνου, γλήχων ἢ ἐλελίσφακος.</text:p>
      <text:p text:style-name="P4">ἀντὶ διφρυγοῦς, μίσυ ὀπτὸν ἢ λίθος φρύγιος ἢ χαλκὸς κε-<text:line-break/>καυμένος ἢ λίθος πυρίτης.</text:p>
      <text:p text:style-name="Normal">ἀντὶ δορυκνίου, ὑοσκυάμου ἢ ἐλελισφάκου σπέρμα. .</text:p>
      <text:p text:style-name="Normal">ἀντὶ δρακοντίου, ἄρον.</text:p>
      <text:p text:style-name="Normal"><text:span text:style-name="T1">Ε</text:span>.</text:p>
      <text:p text:style-name="Normal">Ἀντὶ ἐβένου, λώτινον ξύλον.</text:p>
      <text:p text:style-name="Normal">-ἀντὶ ἐβίσκου ῥίζης , ῥίζα παπυρου ἢ φύλλα μορέας.</text:p>
      <text:p text:style-name="Normal">ἀντὶ ἐλαίας δακρύου, ὑποκιστίδος- χυλός.</text:p>
      <text:p text:style-name="Normal">ἀντὶ ἐλαίας Αίθιοπικῆς δακρύου, ἀκακίας μέρη. β.</text:p>
      <text:p text:style-name="Normal">ἀντὶ ἐλαίου κικίνου, δάφνινον ἢ ἔλαιον παλαιόν.</text:p>
      <text:p text:style-name="P4">ἀντὶ ἐλαίου παλαιοῦ, σικυώνιον, ἐλαίου τὸ διπλοῦν, στέαρ<text:line-break/>παλαιὸν χοίρειον, τὸ διπλοῦν ἔλαιον ἕψε μετἀ στεα΄τος<text:line-break/>ὑὸς παλαιοῦ.</text:p>
      <text:p text:style-name="Normal">ἀντὶ ἐλαίου ῥοδίνου, ἔλαιον μήλινον.</text:p>
      <text:p text:style-name="P4">ἀντὶ ἐλαίου σπανοῦ, θάλλους ἐλαίῳ ἀταλούς θλάσας ἐπί-<text:line-break/>βαλλε.</text:p>
      <text:p text:style-name="Normal">ἀντὶ ἐλαίου χαμαιμηλίνου, ελαιον ῥόδινον.</text:p>
      <text:p text:style-name="P3">ἀντὶ ἐλαίου ῥαφανίνου, ἔλαιον κίκινον.</text:p>
      <text:p text:style-name="Normal">ἀντὶ ἐλατηρίου χυλοῦ, πράσου χυλὸς ἢ χυλὸς συκέας.</text:p>
      <text:p text:style-name="Normal">ἀντὶ ἐλαφείου στέατος, ὕειον.</text:p>
      <text:p text:style-name="Normal">ἀντὶ ἐλελισφάκου, καλαμίνθη.</text:p>
      <text:p text:style-name="P7">[968]<text:tab/>ἀντὶ ἐλλεβόρου μέλανος, στρουθίου ἢ παπύρου ῥίζα.<text:line-break/>ἀντὶ ἑλενίου, κόστος.</text:p>
      <text:p text:style-name="Normal">ἀντὶ ἐννεαφύλλου, κολοκυνθίδος σπέρμα ἢ ποταμογείτων.</text:p>
      <text:p text:style-name="Normal">ἀντὶ ἐπιθύμου, κολοκυνθίδος σπέρμα.</text:p>
      <text:p text:style-name="P8">ἀντὶ ἐρέγμου, στρούθιον.</text:p>
      <text:p text:style-name="Normal">ἀντὶ ἐρίκης, κικὶς ὀμφακίτις.</text:p>
      <text:p text:style-name="Normal">ἀντὶ ἐρίκης καρποῦ, κισσὸς ὄμφαξ.</text:p>
      <text:p text:style-name="Normal">ἀντὶ ἐρίνου φύλλων, φύλλα μορέας ἢ κόπρος ἴβεως.</text:p>
      <text:p text:style-name="Normal">ἀντὶ ἑρπύλλου, ποταμογείτων ἢ πύρεθρον.</text:p>
      <text:p text:style-name="Normal">ἀντὶ ἐρυσίμου, ἔρεγμον ἢ στρούθιον.</text:p>
      <text:p text:style-name="Normal">ἀντὶ εὐζώμου σπέρματος, ἐρυσίμου σπέρμα.</text:p>
      <text:p text:style-name="Normal">ἀντὶ εὐπατορίου. χαμαιπίτυς.</text:p>
      <text:p text:style-name="Normal">ἀντὶ εὐφορβίου, κόπρος περιστερᾶς ἀγρίας ἡ ἀγαρικόν.</text:p>
      <text:p text:style-name="P3"><text:span text:style-name="T1">Ζ</text:span>.</text:p>
      <text:p text:style-name="Normal">Ἀντὶ ζιγγιβέρεως, πύρεθρον.</text:p>
      <text:p text:style-name="Normal">Η.</text:p>
      <text:p text:style-name="Normal">Ἀντὶ ἡδυόσμου, καλαμίνθη.</text:p>
      <text:p text:style-name="Normal">ἀντὶ ήλιοιροπίου σπέρματος, γογγυλίδος σπέρμα.</text:p>
      <text:p text:style-name="Normal">Θ.</text:p>
      <text:p text:style-name="Normal">Ἀντὶ θαψίας, καρδάμου ἢ εὐζώμου σπέρμα.</text:p>
      <text:p text:style-name="Normal">ἀντὶ θαψίας χυλοῦ, χαμαιλέοντος μέλανος χυλὸς ἢ ἐλύδριον.</text:p>
      <text:p text:style-name="Normal">ἀντὶ θερμουντιάδος , γλυκόφυλλον.</text:p>
      <text:p text:style-name="Normal">ἀντὶ θείου ἀπύρου, σανδαράχη.</text:p>
      <text:p text:style-name="Normal">ἀντὶ θρίδακος, ἴντυβον.</text:p>
      <text:p text:style-name="Normal"><text:span text:style-name="T1">Ι</text:span>.</text:p>
      <text:p text:style-name="Normal">Ἀντὶ ἰξοῦ δρυίνου, χαμαιλέων μέλας.</text:p>
      <text:p text:style-name="Normal">ἀντὶ ἰοῦ σιδήρου, λιθάργυρος ἢ σκωρία σιδήρου.</text:p>
      <text:p text:style-name="Normal">ἀντὶ ἰοῦ χαλκῆς, χολὴ γυπὸς ἢ πέρδικος.</text:p>
      <text:p text:style-name="P3">ἀντὶ ἱππούρεως, χαμαιπίτυς.</text:p>
      <text:p text:style-name="Normal">ἀντὶ ἴριδος Ἰλλυρικῆς, ἐνένιον ἀρωματικόν.</text:p>
      <text:p text:style-name="Normal">Κ.</text:p>
      <text:p text:style-name="Normal">Ἀντὶ καδμίας, λευκογραφὶς Αἰγυπτία.</text:p>
      <text:p text:style-name="Normal">ἀντὶ καλάμου ἀρωματικοῦ, σφάγνος.</text:p>
      <text:p text:style-name="Normal">ἀντὶ καλαμίνθης, ἄγριον ἡδύοσμον.</text:p>
      <text:p text:style-name="Normal">ἀντὶ καλλικέρω, τῆλις.</text:p>
      <text:p text:style-name="Normal">ἀντὶ κανθαρίδων, φαλάγγια.</text:p>
      <text:p text:style-name="Normal">ἀντὶ καππάρεως ῥίζης, ἐρίκης ῥίζα ἢ μυρίκης.</text:p>
      <text:p text:style-name="Normal">ἀντὶ καρδαμώμου, ξυλοκάρπασον ἢ κυπερις ἀμμωνιακή.</text:p>
      <text:p text:style-name="Normal">ἀντὶ κασσίας, μάννα κιννάμωμον διπλοῦν ἢ βράθυ.</text:p>
      <text:p text:style-name="P4">ἀντὶ καστορίου, ἀγάλλοχον ἠ σίλφιον ἡ σιλφῶν βδεουσῶν<text:line-break/>ἔντερα.</text:p>
      <text:p text:style-name="Normal">ἀντὶ κάγχρυος, δαφνῆς κοκκοι ἢ πύρεθρον.</text:p>
      <text:p text:style-name="P7">[969]<text:tab/>ἀντὶ κεδρέας, κεδρίδες.</text:p>
      <text:p text:style-name="Normal">ἀντὶ κεδρίδων, λάδανον.</text:p>
      <text:p text:style-name="Normal">ἀντὶ κεραυνίου, λευκογραφίς.</text:p>
      <text:p text:style-name="P3">ἀντὶ κέρατος ἐλάφου, κέρας αἰγόςυ</text:p>
      <text:p text:style-name="Normal">ἀντὶ κηροῦ, ἔοεγμος μετὰ προπόλεως ἕψεται καὶ τρίβεται.</text:p>
      <text:p text:style-name="Normal">ἀντὶ κηρύκων, ὄστρεα.</text:p>
      <text:p text:style-name="Normal">ἀντὶ κίκεως, γλοιὸς ἀπὸ παλαίστρας.</text:p>
      <text:p text:style-name="Normal">ἀντὶ κικίδος , μυρίκης καρπός.</text:p>
      <text:p text:style-name="Normal">ἀντὶ κινναβάρεως , ῥοδοειδές.</text:p>
      <text:p text:style-name="P4">ἀντὶ κινναμώμου, πηγανον ἄγριον διπλοῦν ἢ τριπλοῦν καὶ<text:line-break/>ποιεῖ κρεῖττον τοῦ κινναμώμου ἢ λιβάνου φλοιοῦ τὸ<text:line-break/>πρὸς ἶσον ἢ κυπέρεως Ἀττικῆς τὸ ἶσον ἢ κασσίας σύ-<text:line-break/>ριγγος διπλάσιον ἢ βράθυος διπλοῦν.</text:p>
      <text:p text:style-name="Normal">ἀντὶ κισσήρεως, γῆ Κρητική.</text:p>
      <text:p text:style-name="Normal">ἀντὶ κισσοῦ ὀποῦ, ὀπὸς Περσικός.</text:p>
      <text:p text:style-name="Normal">ἀντὶ κλινοποδίου, ἡλιοτρόπιον.</text:p>
      <text:p text:style-name="Normal">ἀντὶ κνιδοσπέρμου, κονίου σπέρμα.</text:p>
      <text:p text:style-name="Normal">ἀντὶ κνίκου σπέρματος , ἄγνου σπέρμα.</text:p>
      <text:p text:style-name="Normal">ἀντὶ κολοκυνθίδος, σπέρμα κίκεως, ὅ ἔστι κρότωνος.</text:p>
      <text:p text:style-name="Normal">ἀντὶ κολοφωνίας, ἀπόχυμα.</text:p>
      <text:p text:style-name="Normal">ἀντὶ κομαρέας, ἀμμωνιακὀν θυμίαμα.</text:p>
      <text:p text:style-name="P3">ἀντὶ κόπρου αἰλούρου, κόπρος ἰχνεύμονος.</text:p>
      <text:p text:style-name="Normal">ἀντὶ κόπρου γυπὸς, περιστερὰς κόπρος. :<text:line-break/>ἀντὶ κόπρου λύκου, κυνὸς κόπρος.</text:p>
      <text:p text:style-name="Normal">ἀντὶ κόπρου τρυγόνος, κόπρος περιστερᾶς.</text:p>
      <text:p text:style-name="Normal">ἀντὶ κοραλλίου, σύμφυτον ἢ μῶλυ. -</text:p>
      <text:p text:style-name="Normal">ἀντὶ κόστου, ἀμμωνιακὸν, κεδρίδες , ἑλένιον.</text:p>
      <text:p text:style-name="Normal">ἀντὶ κοτυληδόνος , ὀνοκάρδιον ἢ ἀναγαλλίς.</text:p>
      <text:p text:style-name="Normal">ἀντὶ κρινανθέμου, ἀφροδισιάς.</text:p>
      <text:p text:style-name="Normal">ἀντὶ κρὁκου, κροκόμαγμα.</text:p>
      <text:p text:style-name="Normal">ἀντὶ κροκομάγματος, ἀλόη Ἰνδικὴ ἢ ἀγαλλοχον Ἱνδικόν.</text:p>
      <text:p text:style-name="Normal">ἀντὶ κροκοδείλου στέατος, κυνὸς θαλαττίου στέαρ.</text:p>
      <text:p text:style-name="Normal">ἀντὶ κυμίνου, κραμβης σπέρμα.</text:p>
      <text:p text:style-name="Normal">ἀντὶ κυμίνου Αἰθιοπικοῦ, μελάνθιον.</text:p>
      <text:p text:style-name="Normal">ἀντὶ κυνοσβάτου, άλικακάβου σπέρμα.</text:p>
      <text:p text:style-name="P4">ἀντὶ κυπέρεως , ἀρκευθὶς ἡ μεγάλη, ἀρκευθίδων μῆλα ἢ<text:line-break/>καρδάμωμον.</text:p>
      <text:p text:style-name="Normal">ἀντὶ κύφεως , ἰσχὰς κεκαυμένη.</text:p>
      <text:p text:style-name="Normal">ἀντὶ κωνείου, κοριἀνδρου ἢ ψυλλίου σπέρμα.</text:p>
      <text:p text:style-name="P15">Λ.</text:p>
      <text:p text:style-name="P4">Ἀντὶ λαγωοῦ θαλαττίου, κόγχος ποτάμιος ἢ λαγωὸς ποτά-<text:line-break/>μιος.</text:p>
      <text:p text:style-name="Normal">ἀντὶ λαδάνου, σάμψυχον.</text:p>
      <text:p text:style-name="Normal">ἀντὶ λαθυρίδων, κόκκος κνίδιος.</text:p>
      <text:p text:style-name="Normal">ἀντὶ λαπάθου ῥίζης, ῥίζα πυρέθρου ἢ κυνάρας.</text:p>
      <text:p text:style-name="Normal">ἀντὶ λεπιδίου ῥίζης, φύλλα καππάρεως.</text:p>
      <text:p text:style-name="Normal">ἀντὶ λεπιδίου, ἐρυθρόδανον.</text:p>
      <text:p text:style-name="Normal">ἀντὶ λευκίνου ἄνθους, στρούθιον.</text:p>
      <text:p text:style-name="Normal">ἀντὶ λημνἄτς σφραγίδος, σανδαρἀχη.</text:p>
      <text:p text:style-name="Normal">ἀντὶ λιβάνου, γῆ ἀμπελίτις.</text:p>
      <text:p text:style-name="Normal">ἀντὶ λιβάνου φλοιοῦ, μάννα λιβανου.</text:p>
      <text:p text:style-name="Normal">ἀντὶ λιβάθρου, τράκτυλος.</text:p>
      <text:p text:style-name="P9">[970]<text:tab/>ἀντὶ λίθου Ἀσίου, λίθος γαγάτης, κόπρος αἰγὸς ἔ<text:line-break/>ἅλες ἀμμωνιακοὶ κεκαυμένοι ἢ σανδαράχη.</text:p>
      <text:p text:style-name="Normal">αντὶ λίθου μαγνήτου, λίθος Φρύγιος.</text:p>
      <text:p text:style-name="Normal">αντὶ λίθου ὀνυχίτου, λίθος ἀχάτης.</text:p>
      <text:p text:style-name="Normal">ἀντὶ λίθου πυρίτου, λίθος πυρόβολος.</text:p>
      <text:p text:style-name="P3">ἀντὶ λίθου Φρυγίου, λίθος ἀργυρίτης ἢ πυρίτης.</text:p>
      <text:p text:style-name="Normal">ἀντὶ λίθου ἀχάτου, λίθος σαρδόνυξ.</text:p>
      <text:p text:style-name="Normal">ἀντὶ Χαλκηδονίου, λίθος κυάνεος.</text:p>
      <text:p text:style-name="Normal">ἀντὶ λίθου ὑακίνθου, λίθος βηρύλλιος.</text:p>
      <text:p text:style-name="Normal">ἀντὶ λίθου σμαράγδου, λίθος ἴασπις.</text:p>
      <text:p text:style-name="Normal">ἀντὶ λίθου σπόγγου, λίθος ὁ ἐξουρούμενος.</text:p>
      <text:p text:style-name="Normal">ἀντὶ λινοσπέρμου, κυάμου χυλός.</text:p>
      <text:p text:style-name="P4">ἀντὶ λιβυστικοῦ σπέρματος, ῥίζα λυβιστικοὔ ἢ σπέρμα στα-<text:line-break/>φυλϊκου ἢ σίου.</text:p>
      <text:p text:style-name="Normal">ἀντὶ λυχνίδος, ἀκανθίου σπέρμα.</text:p>
      <text:p text:style-name="Normal">ἀντὶ λωτοῦ σπέρματος, σεύτλου σπέρμα.</text:p>
      <text:p text:style-name="Normal">Μ.</text:p>
      <text:p text:style-name="Normal">Ἀντὶ μαγνησίας ὑελίνου, πτύελον Ἱταλικόν.</text:p>
      <text:p text:style-name="Normal">ἀντὶ μαγνήτου, λίθος Φρύγιος ἢ αἱματίτης.</text:p>
      <text:p text:style-name="P4">ἀντὶ μαλαβάθρου, κασσία σφαιρίτης ἢ ναρδοστἀχυς ἢ τρά-<text:line-break/>κτυλος ἡ νάρδος Ἱνδική.</text:p>
      <text:p text:style-name="Normal">ἀντὶ μαλάχης, τῆλις.</text:p>
      <text:p text:style-name="P2">ἀντὶ μανδραγόρου, ἐλαίας δάκρυον.</text:p>
      <text:p text:style-name="P1">ἀντὶ μανδραγόρου χυλοῦ, δορύκνιον.</text:p>
      <text:p text:style-name="P1">ἀντὶ μάννης, λιβάνου φλοιός.</text:p>
      <text:p text:style-name="P1">ἀντὶ μαστίχης, σχοίνου καρδία ἢ τερεβινθιτιη.</text:p>
      <text:p text:style-name="P1">ἀντὶ μελιλώτου, λωτὸς ἄγριος.</text:p>
      <text:p text:style-name="P1">ἀντὶ μέλιτος , ἕψημα.</text:p>
      <text:p text:style-name="P1">ἀντὶ μενδησίου οἴνου, οἶνος Ἰταλικός.</text:p>
      <text:p text:style-name="P1">αντὶ μήκωνος, μανδραγόρου χυλός.</text:p>
      <text:p text:style-name="P1">ἀντὶ μηλοκυδωνίων, μελίλωτον.</text:p>
      <text:p text:style-name="P1">ἀντὶ μήου, μυροβάλανος.</text:p>
      <text:p text:style-name="P1">ἀντὶ μίσυος ὀπτοῦ, διφρυγές.</text:p>
      <text:p text:style-name="P1">ἀντὶ μίσυος Κυπρίου, ὦχρα Κύπρια.</text:p>
      <text:p text:style-name="P1">ἀντὶ μισυδίου, ῷχρα.</text:p>
      <text:p text:style-name="P1">ἀντὶ μολυβδαίνης, λιθάργυρον.</text:p>
      <text:p text:style-name="P1">ἀντὶ μολυβδου κεκαυμένου, ψιμμίθιον.</text:p>
      <text:p text:style-name="P1">ἀντὶ μόρων χυλοῦ, βάιων φύλλα.</text:p>
      <text:p text:style-name="P1">ἀντὶ μυελοῦ ἐλαφείου, στέαρ ἐλάφειον ἢ μυελὸς μόσχειος.</text:p>
      <text:p text:style-name="P1">ἀντὶ μυελοῦ μόσχου, οἴσυπος ἢ μυελὸς ἐλάφειος.</text:p>
      <text:p text:style-name="P3">ἀντὶ μυοχόδων, μυίας ἴσα.</text:p>
      <text:p text:style-name="Normal">ἀντὶ μυροβαλανου, πεύκινον ἢ γλαύκιον.<text:line-break/>ἀντὶ μυρσινίτου, ὀπὸς μορέας ἢ ῥοδακίνου.<text:line-break/>ἀντὶ μυρσίνου ἐλαίου, σχίνινον ἢ μήλινον.</text:p>
      <text:p text:style-name="Normal">Ν.</text:p>
      <text:p text:style-name="Normal">Λντὶ ναπυος , καρδάμου ἢ γογγυλίδος σπέρμα.<text:line-break/>ἀντὶ νάπυος σπέρματος, γογγυλίδος σπέρμα.<text:line-break/>ἀντὶ νάρδου Συριακῆς, σχοῖνος ἀρωματικὸς ἢ σχοίνου ἄνθος.<text:line-break/>ἀντὶ νάρδου ἀγρίας, νάρδος Ἱνδική.<text:line-break/>ἀντὶ νάρδου Ἰνδικῆς, νάρδος Κελτική.<text:line-break/>ἀντὶ νίτρου ἐρυθροῦ, ναρδόσταχυς.<text:line-break/>ἀντὶ νίτρου, ἀφρόνιτρον ἢ ἅλας ὸπόν.</text:p>
      <text:p text:style-name="P16">[ 971 ] </text:p>
      <text:p text:style-name="P16"><text:span text:style-name="T2">Ξ</text:span>.</text:p>
      <text:p text:style-name="Normal">Ἀντὶ ξυλοβαλσάμου, ῥίζα λευκοίου.<text:line-break/>ἀντὶ ξιφίου γλευκίου ῥίζης, σατυρίου σπέρμα.</text:p>
      <text:p text:style-name="P3">ἀντὶ ξυλοκαρπάσου, κιννάμωμον.</text:p>
      <text:p text:style-name="Normal">ἀντὶ ξυλοκασίας, κιννάμωμον.</text:p>
      <text:p text:style-name="Normal">Ο.</text:p>
      <text:p text:style-name="P4">Ἀντὶ οἰνάνθης χυλοῦ, χυλὸς ἀμπελίνου βλαστοῦ ἢ δένδρου<text:line-break/>ἢ ξηρὸς ὄμφαξ.</text:p>
      <text:p text:style-name="Normal">ἀντὶ οἰνάνθης χυλοῦ, αμπελοξυλον.</text:p>
      <text:p text:style-name="Normal">ἀντὶ οἴνου Ἰταλικοῦ, οἶνος Μενδήσιος.</text:p>
      <text:p text:style-name="Normal">ἀντὶ οἴνου Ῥοδίου, αὐστηρὸς οἶνος.</text:p>
      <text:p text:style-name="Normal">ἀντὶ οἴνου Συριακοῦ, οἶνος Ῥόδεος.</text:p>
      <text:p text:style-name="Normal">ἀντὶ ὀμφακίου, ῥοῦ χυλος.</text:p>
      <text:p text:style-name="Normal">ἀντὶ ὄμφακος, σίδια ἢ κικὶς ὀμφακίας.</text:p>
      <text:p text:style-name="Normal">ἀντὶ ὀνοκαρδίου, ψύχα βοτανη,</text:p>
      <text:p text:style-name="P4">ἀντὶ ὸποῦ βαλσάμου, δὰδινον, σμύρνης στακτὴ , ὀπὸς καρ-<text:line-break/>πάσου, καρπὸς βαλσάμου.</text:p>
      <text:p text:style-name="Normal">ἀντὶ ὀποῦ Θήβης, ὀπὸς μήκωνος.</text:p>
      <text:p text:style-name="Normal">ἀντὶ ὀποῦ ἰτέας , ὀπὸς κισσοῦ μέλανος.</text:p>
      <text:p text:style-name="Normal">ἀντὶ ὀποῦ καρπάσου, ὀπὸς μυρσίνης.</text:p>
      <text:p text:style-name="P5">ἀντὶ ὀποῦ Κυρηναικοῦ, ὀπὸς Συριακός, λάσαρος ἡ μόσχου<text:line-break/>μυελὸς ἢ ὀπὸς σιλφίου.</text:p>
      <text:p text:style-name="Normal">ἀντὶ ὀποῦ μηκωνος , μανδραγόρου χυλός.</text:p>
      <text:p text:style-name="Normal">ἀντὶ ὀποῦ μορέας , κισσοῦ ὡτος.</text:p>
      <text:p text:style-name="Normal">ἀντὶ ὀποπάνακος, καστόριον, γάλα συκαμίνου, ὑγρόπισσα.</text:p>
      <text:p text:style-name="Normal">ἀντὶ ὀποῦ Περσικοῦ, κισσός.</text:p>
      <text:p text:style-name="Normal">ἀντὶ ὀποῦ πευκεδάνου, γλυκυρίςης χυλός.</text:p>
      <text:p text:style-name="Normal">ἀντὶ ὀποῦ πευκίνου, γλευκυρίζα.</text:p>
      <text:p text:style-name="Normal">ἀντὶ ὀποῦ ῥοδοδάφνης, ἰξὸς δρύινος.</text:p>
      <text:p text:style-name="Normal">ἀντὶ ὀποῦ συκῆς, ὀπὀς μορέας.</text:p>
      <text:p text:style-name="Normal">ἀντὶ ὀποῦ Συριακοῦ, ὀπὸς μορέας.</text:p>
      <text:p text:style-name="Normal">ἀντὶ ὀρμίνου, λινόσπερμον.</text:p>
      <text:p text:style-name="Normal">ἀντὶ ὀρνιθογάλων, ἀνθυλλίς.</text:p>
      <text:p text:style-name="Normal">ἀντὶ ὀρύζης, κρίθινον ἄλευρον ἢ κριθάλευρον.</text:p>
      <text:p text:style-name="Normal">ἀντὶ ὀστρέων, κύρηκες.</text:p>
      <text:p text:style-name="Normal"><text:span text:style-name="T2">Π</text:span>.</text:p>
      <text:p text:style-name="P16">Ἀντὶ πάνακος ῥίζης γο. α΄, ὀποπάνακος <text:span text:style-name="T3">𐅻</text:span> α΄.</text:p>
      <text:p text:style-name="Normal">ἀντὶ παπύρου ῥίζης , ἐλλέβορος μέλας.</text:p>
      <text:p text:style-name="P3">ἀντὶ πεπέρεως, ζιγγίβερ.</text:p>
      <text:p text:style-name="Normal">ἀντὶ πεπέρεως λευκοῦ, μέλαν πέπερι διπλάσιον,<text:line-break/>ἀντὶ πεπέρεως μακροῦ, πεπέρεως λευκοῦ β΄.<text:line-break/>ἀντὶ περιστερᾶς κόπρου, κόπρος τρυγόνος ἢ γυπός.<text:line-break/>ἀντὶ περιστερεῶνος, χαμαιλεα΄ η χαμαιλευκή.</text:p>
      <text:p text:style-name="Normal">ἀντὶ περσαίας φυλλων ξηρῶν, ῥόδα ξηρά.</text:p>
      <text:p text:style-name="Normal">ἀντὶ πευκεδάνου, γλυκυρρίζης χυλός.</text:p>
      <text:p text:style-name="Normal">ἀντὶ πισσελαίου, ὑγρόπισσον.</text:p>
      <text:p text:style-name="P4">ἀντὶ πίσσης βρυτιίας ὑγρὰς, ἄσφαλτος, πἄτση ἐγχώριος<text:line-break/>περίσση.</text:p>
      <text:p text:style-name="Normal">ἀντὶ πιτυοκάμπης, σφῆκες εἰς κεδρίαν σαπέντες.</text:p>
      <text:p text:style-name="Normal">[972] ἀντὶ πολίου σπέρματος, εὐζώμου σπέρμα.</text:p>
      <text:p text:style-name="Normal">ἀντὶ πολυγόνου χυλοῦ, χυλὸς ἀρνογλώσσου.</text:p>
      <text:p text:style-name="Normal">ἀντὶ πολυποδίου, ῥίζα χαμελαίας ἢ χαμαιλέοντος.</text:p>
      <text:p text:style-name="Normal">ἀντὶ πολυτρίχου, ἀψίνθιον.</text:p>
      <text:p text:style-name="Normal">ἀντὶ πομφόλυγος, καδμία κεκαυμένη.</text:p>
      <text:p text:style-name="Normal">ἀντὶ ποταμογείτονος , ἕρπυλλος.</text:p>
      <text:p text:style-name="Normal">ἀντὶ προπόλεως , λάδανον ἢ ἀμμωνιακὀν.</text:p>
      <text:p text:style-name="P3">ἀντὶ πτερίδος, κνεώρου σπέρμα ἢ κνίδης.<text:line-break/>ἀντὶ πυρέθρου, ζιγγίβερ.</text:p>
      <text:p text:style-name="Normal">ἀντὶ πυρέθρου ῥίζης, ῥίζα λαπάθου.</text:p>
      <text:p text:style-name="Normal">Ρ.</text:p>
      <text:p text:style-name="Normal">Ἀντὶ ῥέου, κενταύριον.</text:p>
      <text:p text:style-name="Normal">ἀντὶ ῥαφανίου ἐλαίου, κίκινον ἔλαιον.</text:p>
      <text:p text:style-name="Normal">ἀντὶ ῥητίνης, κολοφωνἄτς αποχυμα.</text:p>
      <text:p text:style-name="Normal">ἀντὶ ῥητίνης πευκίνης, ῥητίνη τερεβινθίνη.<text:line-break/>ἀντὶ ῥητίνης πιτυίνης ξηρᾶς, σαγαπηνον.<text:line-break/>ἀντὶ ῥητίνης τερεβινθίνης , ῥητίνη πευκίνη.<text:line-break/>ἀντὶ ῥίζης καππάρεως , μυρίκης ῥίζα.<text:line-break/>ἀντὶ ῥίζης λαπάθου, ῥίζα κιννάρας.<text:line-break/>ἀντὶ ῥίζης κιννάρας , ἀσφοδέλου ῥίζα.<text:line-break/>ἀντὶ ῥόδων ξηρῶν, φὑλλα περσαίας ξηρα.<text:line-break/>ἀντὶ ῥοδοειδοῦς, σινωπίς.</text:p>
      <text:p text:style-name="Normal">ἀντὶ ροὸς Συριακῆς , λαπάθου ῥίζα.</text:p>
      <text:p text:style-name="P2">ἀντὶ ῥοῦ μαγειρικοῦ ξηροῦ, σάμψυχος.<text:line-break/>ἀντὶ ῥοῦ βυρσοδεψικοῦ, κικίδες.</text:p>
      <text:p text:style-name="Normal">Σ.</text:p>
      <text:p text:style-name="P1">Ἀντὶ σαγαπηνοῦ, χαλβάνη ἠ πίτυος ῥητίνη ξηρά.<text:line-break/>ἀντὶ σαλαμάνδρας, σαῦρα χλωρά.</text:p>
      <text:p text:style-name="P1">ἀντὶ σαμψύχου, ῥοῦς μαγειρικὸς ξηρός.</text:p>
      <text:p text:style-name="P1">ἀντὶ σαντονικοῦ, ἀβρότονον.</text:p>
      <text:p text:style-name="P1">ἀντὶ σαραπιάδος, παιονίας ῥίζα.</text:p>
      <text:p text:style-name="P1">ἀντὶ σατυρίου, εὐζώμου σπέρμα ἢ ἐλελισφάκου.</text:p>
      <text:p text:style-name="P1">ἀντὶ σαφίνου, ἔλαιον κίκινον.</text:p>
      <text:p text:style-name="P1">ἀντὶ σηπίας ὀστράκου, κίσσηρις.</text:p>
      <text:p text:style-name="P1">ἀντὶ σησάμου, λινόσπερμον.</text:p>
      <text:p text:style-name="P1">ἀντὶ σησαμοειδοῦς , πίεσμα ἀμαραντινόν.</text:p>
      <text:p text:style-name="P1">ἀντὶ σινήπεως, κάρδαμον ἢ καρδάμωμον.<text:line-break/>ἀντὶ σίου, ἀσπαράγου ῥίζα ἢ λυβιστικοῦ.</text:p>
      <text:p text:style-name="P1">ἀντὶ σισυμβρίου, ῶκιμον.</text:p>
      <text:p text:style-name="P5">ἀντὶ σκαμμωνίας, κολοκυνθὶς, κρόιωνες κίκεως, ἐνιεριῶνες<text:line-break/>ἢ λαθύρις.</text:p>
      <text:p text:style-name="Normal">ἐντὶ σκίγκου, σατύριον.</text:p>
      <text:p text:style-name="Normal">ἀντὶ σκίλλης, βολβός.</text:p>
      <text:p text:style-name="Normal">ἀντὶ σκωρίας μολυβδου, ἕλκυσμα</text:p>
      <text:p text:style-name="Normal">ἀντὶ σκωρίας Κυπρίας, μελαντηρία Αἰγυπτική.</text:p>
      <text:p text:style-name="Normal">ἀντὶ σμύρνης Τρωγλοδύτιδος , κάλαμος ὰρωματικος.</text:p>
      <text:p text:style-name="Normal">ἀντὶ σουσίνου ἐλαίου, τήλινον.</text:p>
      <text:p text:style-name="Normal">ἀντὶ σποδίου, πομφολυξ.</text:p>
      <text:p text:style-name="Normal">ἀντὶ σποδοῦ Κυπρίας, σποδὸς φύλλων ἐλαίας.</text:p>
      <text:p text:style-name="Normal">ἀντὶ σταφίδος ἡμέρου, φοίνικος Συριακοῦ σάρξ.</text:p>
      <text:p text:style-name="Normal">ἀντὶ στέατος ἀλωπεκος, στέαρ ἄρκτειον.</text:p>
      <text:p text:style-name="Normal">ἀντὶ στέατος ἐλαφείου, στέαρ χήνειον.</text:p>
      <text:p text:style-name="Normal">[973] ἀντὶ στέατος μοσχείου, στέαρ χώριον παλαιόν.</text:p>
      <text:p text:style-name="Normal">ἀντὶ στέατος ὑαίνης, στέαρ χήνειον ἢ στέαρ ἀλωπεκος.</text:p>
      <text:p text:style-name="Normal">ἀντὶ στίμμεως Κοπτικοῦ, λεπὶς χαλκοῦ.</text:p>
      <text:p text:style-name="Normal">ἀντὶ στοιχαδος, χαμαίδρυς.</text:p>
      <text:p text:style-name="Normal">ἀντὶ στροβίλων, σικύου σπέρμα.</text:p>
      <text:p text:style-name="P2">αντὶ στρουθίου, εὐφόρβιον, ἐλλέβορος λευκός.</text:p>
      <text:p text:style-name="P1">ἀντὶ στρουθίου ῥίζης , ἐλλεβόρου ^μέλανος ῥίζα.</text:p>
      <text:p text:style-name="P1">αντὶ στυπτηρίας, ἄτας ὀρυκτόν.</text:p>
      <text:p text:style-name="P1">ἀντὶ στυπτηρίας σχιστῆς, σίδιον.</text:p>
      <text:p text:style-name="P1">ἀντὶ στύρακος, καστόριον.</text:p>
      <text:p text:style-name="P1">ἀντὶ συμφύτου, κενταύριον.</text:p>
      <text:p text:style-name="P1">αντὶ σίνωνος Συριακοῦ, πετροσέλινον Μακεδονικόν.</text:p>
      <text:p text:style-name="P1">αντὶ σηρικοῦ, λιθάργυρος.</text:p>
      <text:p text:style-name="P1">ἀντὶ σφάγνου, βράθυ.</text:p>
      <text:p text:style-name="P1">αντὶ σφάγνου ἀρωματικοῦ, σχοῖνος είργασμένος.</text:p>
      <text:p text:style-name="P1">αντὶ σφέκλης , σανδαράχη.</text:p>
      <text:p text:style-name="P1">ἀντὶ σφονδυλίου, κύπρου σποδὸς ἢ φύλλων ἐλαίας.</text:p>
      <text:p text:style-name="P1">ἀντὶ σχίνου, τερέβινθος.</text:p>
      <text:p text:style-name="P1">αντὶ σχοίνου, πολυγόνου ῥίζα.</text:p>
      <text:p text:style-name="P1">ἀντὶ σχοίνου ἀρωματικοῦ, καρδάμωμον ἢ κιννάμωμον.</text:p>
      <text:p text:style-name="P1">αντὶ σωρεως; λιθάργυρος διφρυγὲς ἢ μελαντηρία.</text:p>
      <text:p text:style-name="P17">Τ.</text:p>
      <text:p text:style-name="Normal">Ἀντὶ ταυροκόλλης, ἰχθυοκόλλα.</text:p>
      <text:p text:style-name="Normal">ἀντὶ τευκρίου, χαμαίδρυς.</text:p>
      <text:p text:style-name="Normal">ἀντὶ τερμινθίνης , μαστίχη ἢ ῥητίνη στροβιλίνη.</text:p>
      <text:p text:style-name="Normal">ἀντὶ τιτάνου, γῆ Ἐρετρία.</text:p>
      <text:p text:style-name="Normal">ἀντὶ τραγακάνθας , κόμμι , τερεβινθίνη.</text:p>
      <text:p text:style-name="Normal">ἀντὶ τριβόλου, σατύριον.</text:p>
      <text:p text:style-name="Normal">ἀντὶ τρωξίμου, μαιουνιον τε καὶ μαιουλιον.</text:p>
      <text:p text:style-name="Normal">Υ.</text:p>
      <text:p text:style-name="Normal">Ἀντὶ ὑακίνθου, ἄνθος ἰσάτεως.</text:p>
      <text:p text:style-name="Normal">ἀντὶ ὑγροπίσσης , ὀποπάναξ.</text:p>
      <text:p text:style-name="Normal">ἀντὶ ὑοσκυάμου σπέρματος, κυνοσβατου σπέρμα ἠ καρπός.</text:p>
      <text:p text:style-name="Normal">ἀντὶ ύποκυστίδος, ἀκακίας χυλός.</text:p>
      <text:p text:style-name="Normal">ἀντὶ ὑποκυστίδος σπέρματος, τραγακανθα.</text:p>
      <text:p text:style-name="Normal">ἀντὶ ὑποκυστίδος χυλοῦ, ἀκακίας ἢ ἀκάνθης χυλός.</text:p>
      <text:p text:style-name="Normal">ἀντὶ ὑπερικοῦ, ἀνήθου σπέρμα.</text:p>
      <text:p text:style-name="Normal">ἀντὶ ὑσσώπου κηρωτῆς, μύελος μοσχειος.</text:p>
      <text:p text:style-name="P3">αντὶ ύσσὡπου, θύμον.<text:line-break/>ἀντὶ ὑαίνης χολῆς , πέρδικος χολή.</text:p>
      <text:p text:style-name="Normal">Φ.</text:p>
      <text:p text:style-name="Normal">Ἀντὶ φέκλης, σανδὰράχη.<text:line-break/>ἀντὶ ψοῦ, σφαγνος.<text:line-break/>ἀντὶ φύκου, ἄγχουσα.<text:line-break/>ἀντὶ φύλλου, ναρδοστάχυς ἢ ἴρις Ἰλλυρική.</text:p>
      <text:p text:style-name="Normal">Κ.</text:p>
      <text:p text:style-name="Normal">Ἀντὶ χαλβάνης, σαγαπηνὸν ἡ τερεβινθιέη.<text:line-break/>ἀντὶ χαλκανθης , λεπὶς χαλκοῦ.<text:line-break/>ἀντὶ χαμαίδρυος, λαπάθου ἀγρίου ῥίζα.<text:line-break/>ἀντὶ χαμαιλέοντος χυλοῦ, ἰτέας χυλός.<text:line-break/>ἀντὶ χαμαιμήλου, ἀνθέμις.</text:p>
      <text:p text:style-name="Normal">αντὶ χολῆς γαλῆς , χολὴ καμήλου.<text:line-break/>ἀντὶ χολῆς ἔχεως, χολὴ ἰχνεύμονος.<text:line-break/>ἀντὶ χολῆς καμήλου, χολὴ ἀσκαλαβὡτου.</text:p>
      <text:p text:style-name="P3">ἀντὶ χολῆς μυγαλῆς , χολὴ πιθήκου.</text:p>
      <text:p text:style-name="Normal">ἀντὶ χολῆς πιθήκου, χολὴ καμήλου.<text:line-break/>ἀντὶ χολῆς ὑαίνης, χολὴ πέρδικος.<text:line-break/>ἀντὶ χυλοῦ χαμελαίας ἰτέας χυλός.</text:p>
      <text:p text:style-name="Normal">Ψ.</text:p>
      <text:p text:style-name="Normal">Ἀντὶ ψυλλίου, φακὸς ὸ ἐπὶ τῶν τελμάτων.</text:p>
      <text:p text:style-name="Normal">ἀντὶ ψιμμυθίου, μόλυβδος κεκαυμένος ἢ σκωρία μολίβδου:</text:p>
      <text:p text:style-name="Normal">Ω.</text:p>
      <text:p text:style-name="Normal">Ἀντὶ ὡκὴαου, σισύμβριον.</text:p>
      <text:p text:style-name="Normal">ἀνιὶ ὠκιμοειδοῦς, ἡδύοσμον ἄγριον.</text:p>
      <text:p text:style-name="Normal">ἀντὶ ῶχρας , μίσυ Κυπριον.</text:p>
      <text:p text:style-name="Normal">ἀντὶ ὠῶν λεκίθων ὀπτῶν, μυελος ἐλάφου.</text:p>
      <text:p text:style-name="Normal">ἀντὶ ὠοῦ τοῦ λευκοῦ, γαλ.α γυναικεῖον.<text:line-break/>ἀντὶ ὠῶν πυρρῶν, μέλι ἢ ἕψημα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fo:background-color="transparent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3-01-31T15:47:00Z</meta:creation-date>
    <dc:date>2023-01-31T16:52:57.208000000</dc:date>
    <meta:editing-cycles>4</meta:editing-cycles>
    <meta:editing-duration>PT4M50S</meta:editing-duration>
    <meta:document-statistic meta:table-count="0" meta:image-count="0" meta:object-count="0" meta:page-count="27" meta:paragraph-count="359" meta:word-count="2236" meta:character-count="15645" meta:non-whitespace-character-count="13766"/>
    <meta:template xlink:type="simple" xlink:actuate="onRequest" xlink:title="" xlink:href="Normal.dotm"/>
  </office:meta>
</office:document-meta>
</file>